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Helvetica" svg:font-family="Helvetic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start" style:writing-mode="lr-tb"/>
      <style:text-properties fo:font-size="42.3499984741211pt"/>
    </style:style>
    <style:style style:name="P2" style:family="paragraph">
      <style:paragraph-properties fo:text-align="start" style:writing-mode="lr-tb"/>
      <style:text-properties fo:font-size="24pt"/>
    </style:style>
    <style:style style:name="T1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2" style:family="text">
      <style:text-properties fo:color="#000000" style:font-name="Helvetica" fo:font-size="11.1000003814697pt" style:font-size-asian="11.1000003814697pt" style:font-name-complex="Helvetica" style:font-size-complex="11.1000003814697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2.501cm" fo:padding-top="0cm" fo:padding-bottom="0cm" fo:padding-left="0cm" fo:padding-right="0cm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2.187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0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13.751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1.836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1.312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14.317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9.648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1.82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7.347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0.088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14.951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14.905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11.333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15.21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15.954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cm" fo:min-width="13.612cm" fo:padding-top="0cm" fo:padding-bottom="0cm" fo:padding-left="0cm" fo:padding-right="0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frame draw:style-name="gr2" draw:text-style-name="P2" svg:width="2.749cm" svg:height="0.481cm" svg:x="-0.229cm" svg:y="0.002cm"><draw:text-box><text:p text:style-name="P1"><text:span text:style-name="T1">Liste utilisateurs <text:s/></text:span></text:p></draw:text-box></draw:frame><draw:frame draw:style-name="gr3" draw:text-style-name="P2" svg:width="2.292cm" svg:height="0.481cm" svg:x="-0.229cm" svg:y="0.799cm"><draw:text-box><text:p text:style-name="P1"><text:span text:style-name="T1">Superadmin : <text:s/></text:span></text:p></draw:text-box></draw:frame><draw:frame draw:style-name="gr4" draw:text-style-name="P2" svg:width="0.124cm" svg:height="0.481cm" svg:x="0.406cm" svg:y="1.591cm"><draw:text-box><text:p text:style-name="P1"><text:span text:style-name="T1">-</text:span></text:p></draw:text-box></draw:frame><draw:frame draw:style-name="gr4" draw:text-style-name="P2" svg:width="0.114cm" svg:height="0.452cm" svg:x="0.526cm" svg:y="1.604cm"><draw:text-box><text:p text:style-name="P1"><text:span text:style-name="T2"><text:s/></text:span></text:p></draw:text-box></draw:frame><draw:frame draw:style-name="gr5" draw:text-style-name="P2" svg:width="14.839cm" svg:height="0.481cm" svg:x="1.041cm" svg:y="1.591cm"><draw:text-box><text:p text:style-name="P1"><text:span text:style-name="T1">Développeurs : Louis , Tom, Hichem développent l’application et effectuent la maintenance si </text:span></text:p></draw:text-box></draw:frame><draw:frame draw:style-name="gr6" draw:text-style-name="P2" svg:width="1.941cm" svg:height="0.481cm" svg:x="1.041cm" svg:y="2.103cm"><draw:text-box><text:p text:style-name="P1"><text:span text:style-name="T1">nécessaire <text:s text:c="2"/></text:span></text:p></draw:text-box></draw:frame><draw:frame draw:style-name="gr7" draw:text-style-name="P2" svg:width="1.415cm" svg:height="0.481cm" svg:x="-0.229cm" svg:y="2.895cm"><draw:text-box><text:p text:style-name="P1"><text:span text:style-name="T1">Admin : <text:s/></text:span></text:p></draw:text-box></draw:frame><draw:frame draw:style-name="gr4" draw:text-style-name="P2" svg:width="0.124cm" svg:height="0.481cm" svg:x="0.406cm" svg:y="3.69cm"><draw:text-box><text:p text:style-name="P1"><text:span text:style-name="T1">-</text:span></text:p></draw:text-box></draw:frame><draw:frame draw:style-name="gr4" draw:text-style-name="P2" svg:width="0.114cm" svg:height="0.452cm" svg:x="0.526cm" svg:y="3.703cm"><draw:text-box><text:p text:style-name="P1"><text:span text:style-name="T2"><text:s/></text:span></text:p></draw:text-box></draw:frame><draw:frame draw:style-name="gr8" draw:text-style-name="P2" svg:width="14.542cm" svg:height="0.481cm" svg:x="1.041cm" svg:y="3.69cm"><draw:text-box><text:p text:style-name="P1"><text:span text:style-name="T1">Responsable de l’application chez le client, il peut donner les droits d’admin mais en gère la </text:span></text:p></draw:text-box></draw:frame><draw:frame draw:style-name="gr9" draw:text-style-name="P2" svg:width="9.977cm" svg:height="0.481cm" svg:x="1.041cm" svg:y="4.204cm"><draw:text-box><text:p text:style-name="P1"><text:span text:style-name="T1">Responsabilité. En cas de problème il peut crée des sous rôles. </text:span></text:p></draw:text-box></draw:frame><draw:frame draw:style-name="gr10" draw:text-style-name="P2" svg:width="1.923cm" svg:height="0.481cm" svg:x="-0.229cm" svg:y="4.994cm"><draw:text-box><text:p text:style-name="P1"><text:span text:style-name="T1">Utilisateur <text:s text:c="2"/></text:span></text:p></draw:text-box></draw:frame><draw:frame draw:style-name="gr4" draw:text-style-name="P2" svg:width="0.124cm" svg:height="0.481cm" svg:x="0.406cm" svg:y="5.786cm"><draw:text-box><text:p text:style-name="P1"><text:span text:style-name="T1">-</text:span></text:p></draw:text-box></draw:frame><draw:frame draw:style-name="gr4" draw:text-style-name="P2" svg:width="0.114cm" svg:height="0.452cm" svg:x="0.526cm" svg:y="5.798cm"><draw:text-box><text:p text:style-name="P1"><text:span text:style-name="T2"><text:s/></text:span></text:p></draw:text-box></draw:frame><draw:frame draw:style-name="gr11" draw:text-style-name="P2" svg:width="7.411cm" svg:height="0.481cm" svg:x="1.041cm" svg:y="5.786cm"><draw:text-box><text:p text:style-name="P1"><text:span text:style-name="T1">L’utilisateur utilise régulièrement l’application <text:s/></text:span></text:p></draw:text-box></draw:frame><draw:frame draw:style-name="gr12" draw:text-style-name="P2" svg:width="0.181cm" svg:height="0.481cm" svg:x="-0.229cm" svg:y="6.583cm"><draw:text-box><text:p text:style-name="P1"><text:span text:style-name="T1"><text:s text:c="2"/></text:span></text:p></draw:text-box></draw:frame><draw:frame draw:style-name="gr4" draw:text-style-name="P2" svg:width="0.092cm" svg:height="0.481cm" svg:x="-0.229cm" svg:y="7.373cm"><draw:text-box><text:p text:style-name="P1"><text:span text:style-name="T1"><text:s/></text:span></text:p></draw:text-box></draw:frame><draw:frame draw:style-name="gr13" draw:text-style-name="P2" svg:width="15.332cm" svg:height="0.481cm" svg:x="-0.229cm" svg:y="8.171cm"><draw:text-box><text:p text:style-name="P1"><text:span text:style-name="T1">Les développeurs avec les droits « super administrateur » avec les pleins droits sur l’application : </text:span></text:p></draw:text-box></draw:frame><draw:frame draw:style-name="gr14" draw:text-style-name="P2" svg:width="14.906cm" svg:height="0.481cm" svg:x="-0.229cm" svg:y="8.963cm"><draw:text-box><text:p text:style-name="P1"><text:span text:style-name="T1">L’admin gère les droits des sous-rôles. Il a donc également les pleins droits sur l’application.</text:span></text:p></draw:text-box></draw:frame><draw:frame draw:style-name="gr15" draw:text-style-name="P2" svg:width="11.568cm" svg:height="0.481cm" svg:x="-0.229cm" svg:y="9.758cm"><draw:text-box><text:p text:style-name="P1"><text:span text:style-name="T1">L’utilisateur avec le droit « gérer le stock » gère le stock et aura les droits </text:span></text:p></draw:text-box></draw:frame><draw:frame draw:style-name="gr16" draw:text-style-name="P2" svg:width="15.814cm" svg:height="0.481cm" svg:x="-0.229cm" svg:y="10.266cm"><draw:text-box><text:p text:style-name="P1"><text:span text:style-name="T1">d’ajouter / modifier/ supprimer / lire le stock et les commandes et le droit de lire les demandes des </text:span></text:p></draw:text-box></draw:frame><draw:frame draw:style-name="gr17" draw:text-style-name="P2" svg:width="16.911cm" svg:height="0.481cm" svg:x="-0.229cm" svg:y="10.778cm"><draw:text-box><text:p text:style-name="P1"><text:span text:style-name="T1">autres services. Ils peuvent le faire car ce sont des droits par défaut, si on veut qu’un utilisateur gère toute </text:span></text:p></draw:text-box></draw:frame><draw:frame draw:style-name="gr18" draw:text-style-name="P2" svg:width="15.736cm" svg:height="0.481cm" svg:x="-0.229cm" svg:y="11.289cm"><draw:text-box><text:p text:style-name="P1"><text:span text:style-name="T1">l’administration, on peut rajouter des droits au groupe utilisateur ou à un utilisateur en particulier. <text:s/>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Helvetica" svg:font-family="Helvetica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3:49:03.14</meta:creation-date>
    <dc:date>2018-10-02T14:08:40.63</dc:date>
    <meta:editing-duration>PT3M37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0.3.3$Windows_x86 LibreOffice_project/0eaa50a932c8f2199a615e1eb30f7ac74279539</meta:generator>
  </office:meta>
</office:document-meta>
</file>